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M Mono" svg:font-family="'DM Mono', monospace"/>
    <style:font-face style:name="Google Sans" svg:font-family="'Google Sans', 'Helvetica Neue', sans-serif"/>
    <style:font-face style:name="Google Sans Text"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officeooo:paragraph-rsid="0014ae66"/>
    </style:style>
    <style:style style:name="P2" style:family="paragraph" style:parent-style-name="Standard">
      <style:paragraph-properties fo:margin-left="0cm" fo:margin-right="0cm" fo:text-align="start" style:justify-single-word="false" fo:orphans="2" fo:widows="2" fo:text-indent="0cm" style:auto-text-indent="false"/>
    </style:style>
    <style:style style:name="P3" style:family="paragraph" style:parent-style-name="Text_20_body">
      <style:paragraph-properties fo:margin-left="0cm" fo:margin-right="0cm" fo:text-align="start" style:justify-single-word="false" fo:orphans="2" fo:widows="2" fo:text-indent="0cm" style:auto-text-indent="false"/>
      <style:text-properties officeooo:paragraph-rsid="0014ae66"/>
    </style:style>
    <style:style style:name="P4" style:family="paragraph" style:parent-style-name="Text_20_body" style:list-style-name="L1">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DM Mono" fo:font-size="9.75pt" officeooo:rsid="0014ae66" loext:padding-left="0cm" loext:padding-right="0cm" loext:padding-top="0.049cm" loext:padding-bottom="0.049cm" loext:border-left="none" loext:border-right="none" loext:border-top="0.74pt solid #1a1c1e" loext:border-bottom="0.74pt solid #1a1c1e"/>
    </style:style>
    <style:style style:name="P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DM Mono" fo:font-size="9.75pt" officeooo:rsid="0014ae66" loext:padding-left="0cm" loext:padding-right="0cm" loext:padding-top="0.049cm" loext:padding-bottom="0.049cm" loext:border-left="none" loext:border-right="none" loext:border-top="0.74pt solid #1a1c1e" loext:border-bottom="0.74pt solid #1a1c1e"/>
    </style:style>
    <style:style style:name="P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14ae66" loext:padding-left="0cm" loext:padding-right="0cm" loext:padding-top="0.049cm" loext:padding-bottom="0.049cm" loext:border-left="none" loext:border-right="none" loext:border-top="0.74pt solid #1a1c1e" loext:border-bottom="0.74pt solid #1a1c1e"/>
    </style:style>
    <style:style style:name="P7"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2pt" fo:letter-spacing="normal" fo:font-style="normal" fo:font-weight="normal" officeooo:rsid="0014ae66" style:font-size-asian="12pt" style:font-size-complex="12pt" loext:padding-left="0cm" loext:padding-right="0cm" loext:padding-top="0.049cm" loext:padding-bottom="0.049cm" loext:border-left="none" loext:border-right="none" loext:border-top="0.74pt solid #1a1c1e" loext:border-bottom="0.74pt solid #1a1c1e"/>
    </style:style>
    <style:style style:name="P8" style:family="paragraph" style:parent-style-name="Text_20_body" style:list-style-name="L2">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DM Mono" fo:font-size="9.75pt" officeooo:rsid="0014ae66" loext:padding-left="0cm" loext:padding-right="0cm" loext:padding-top="0.049cm" loext:padding-bottom="0.049cm" loext:border-left="none" loext:border-right="none" loext:border-top="0.74pt solid #1a1c1e" loext:border-bottom="0.74pt solid #1a1c1e"/>
    </style:style>
    <style:style style:name="P9" style:family="paragraph" style:parent-style-name="Text_20_body" style:list-style-name="L2">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14ae66" loext:padding-left="0cm" loext:padding-right="0cm" loext:padding-top="0.049cm" loext:padding-bottom="0.049cm" loext:border-left="none" loext:border-right="none" loext:border-top="0.74pt solid #1a1c1e" loext:border-bottom="0.74pt solid #1a1c1e"/>
    </style:style>
    <style:style style:name="P10" style:family="paragraph" style:parent-style-name="Text_20_body" style:list-style-name="L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14ae66" loext:padding-left="0cm" loext:padding-right="0cm" loext:padding-top="0.049cm" loext:padding-bottom="0.049cm" loext:border-left="none" loext:border-right="none" loext:border-top="0.74pt solid #1a1c1e" loext:border-bottom="0.74pt solid #1a1c1e"/>
    </style:style>
    <style:style style:name="P11" style:family="paragraph" style:parent-style-name="Text_20_body" style:list-style-name="L3">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DM Mono" fo:font-size="9.75pt" officeooo:rsid="0014ae66" loext:padding-left="0cm" loext:padding-right="0cm" loext:padding-top="0.049cm" loext:padding-bottom="0.049cm" loext:border-left="none" loext:border-right="none" loext:border-top="0.74pt solid #1a1c1e" loext:border-bottom="0.74pt solid #1a1c1e"/>
    </style:style>
    <style:style style:name="P12" style:family="paragraph" style:parent-style-name="Text_20_body">
      <style:paragraph-properties fo:margin-left="0cm" fo:margin-right="0cm" fo:margin-top="0cm" fo:margin-bottom="0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14ae66" loext:padding-left="0cm" loext:padding-right="0cm" loext:padding-top="0.049cm" loext:padding-bottom="0.049cm" loext:border-left="none" loext:border-right="none" loext:border-top="0.74pt solid #1a1c1e" loext:border-bottom="0.74pt solid #1a1c1e"/>
    </style:style>
    <style:style style:name="P13" style:family="paragraph" style:parent-style-name="Heading_20_2">
      <style:paragraph-properties fo:break-before="page"/>
    </style:style>
    <style:style style:name="P14" style:family="paragraph" style:parent-style-name="Text_20_body" style:list-style-name="L4">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DM Mono" fo:font-size="9.75pt" officeooo:rsid="0014ae66" loext:padding-left="0cm" loext:padding-right="0cm" loext:padding-top="0.049cm" loext:padding-bottom="0.049cm" loext:border-left="none" loext:border-right="none" loext:border-top="0.74pt solid #1a1c1e" loext:border-bottom="0.74pt solid #1a1c1e"/>
    </style:style>
    <style:style style:name="P15"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DM Mono" fo:font-size="9.75pt" officeooo:rsid="0014ae66" loext:padding-left="0cm" loext:padding-right="0cm" loext:padding-top="0.049cm" loext:padding-bottom="0.049cm" loext:border-left="none" loext:border-right="none" loext:border-top="0.74pt solid #1a1c1e" loext:border-bottom="0.74pt solid #1a1c1e"/>
    </style:style>
    <style:style style:name="P16" style:family="paragraph" style:parent-style-name="Heading_20_3">
      <style:paragraph-properties fo:margin-left="0cm" fo:margin-right="0cm" fo:text-align="start" style:justify-single-word="false" fo:orphans="2" fo:widows="2" fo:text-indent="0cm" style:auto-text-indent="false"/>
      <style:text-properties officeooo:paragraph-rsid="0014ae66"/>
    </style:style>
    <style:style style:name="P1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14ae66" loext:padding-left="0cm" loext:padding-right="0cm" loext:padding-top="0.049cm" loext:padding-bottom="0.049cm" loext:border-left="none" loext:border-right="none" loext:border-top="0.74pt solid #1a1c1e" loext:border-bottom="0.74pt solid #1a1c1e"/>
    </style:style>
    <style:style style:name="P18" style:family="paragraph" style:parent-style-name="Text_20_body" style:list-style-name="L6">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DM Mono" fo:font-size="9.75pt" officeooo:rsid="0014ae66" loext:padding-left="0cm" loext:padding-right="0cm" loext:padding-top="0.049cm" loext:padding-bottom="0.049cm" loext:border-left="none" loext:border-right="none" loext:border-top="0.74pt solid #1a1c1e" loext:border-bottom="0.74pt solid #1a1c1e"/>
    </style:style>
    <style:style style:name="P19" style:family="paragraph" style:parent-style-name="Text_20_body" style:list-style-name="L6">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14ae66" loext:padding-left="0cm" loext:padding-right="0cm" loext:padding-top="0.049cm" loext:padding-bottom="0.049cm" loext:border-left="none" loext:border-right="none" loext:border-top="0.74pt solid #1a1c1e" loext:border-bottom="0.74pt solid #1a1c1e"/>
    </style:style>
    <style:style style:name="P20" style:family="paragraph" style:parent-style-name="Text_20_body" style:list-style-name="L7">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14ae66" loext:padding-left="0cm" loext:padding-right="0cm" loext:padding-top="0.049cm" loext:padding-bottom="0.049cm" loext:border-left="none" loext:border-right="none" loext:border-top="0.74pt solid #1a1c1e" loext:border-bottom="0.74pt solid #1a1c1e"/>
    </style:style>
    <style:style style:name="P2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14ae66" loext:padding-left="0cm" loext:padding-right="0cm" loext:padding-top="0.049cm" loext:padding-bottom="0.049cm" loext:border-left="none" loext:border-right="none" loext:border-top="0.74pt solid #1a1c1e" loext:border-bottom="0.74pt solid #1a1c1e"/>
    </style:style>
    <style:style style:name="P22"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Text" fo:font-size="10.5pt" officeooo:rsid="0014ae66" loext:padding-left="0cm" loext:padding-right="0cm" loext:padding-top="0.049cm" loext:padding-bottom="0.049cm" loext:border-left="none" loext:border-right="none" loext:border-top="0.74pt solid #1a1c1e" loext:border-bottom="0.74pt solid #1a1c1e"/>
    </style:style>
    <style:style style:name="P23"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Text" fo:font-size="10.5pt" officeooo:rsid="0014ae66" loext:padding-left="0cm" loext:padding-right="0cm" loext:padding-top="0.049cm" loext:padding-bottom="0.049cm" loext:border-left="none" loext:border-right="none" loext:border-top="0.74pt solid #1a1c1e" loext:border-bottom="0.74pt solid #1a1c1e"/>
    </style:style>
    <style:style style:name="P2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officeooo:rsid="0014ae66" loext:padding-left="0cm" loext:padding-right="0cm" loext:padding-top="0.049cm" loext:padding-bottom="0.049cm" loext:border-left="none" loext:border-right="none" loext:border-top="0.74pt solid #1a1c1e" loext:border-bottom="0.74pt solid #1a1c1e"/>
    </style:style>
    <style:style style:name="P25" style:family="paragraph" style:parent-style-name="Text_20_body">
      <style:paragraph-properties fo:margin-left="0cm" fo:margin-right="0cm" fo:margin-top="0cm" fo:margin-bottom="0cm" style:contextual-spacing="false" fo:text-indent="0cm" style:auto-text-indent="false"/>
      <style:text-properties fo:color="#e2e2e5" loext:opacity="100%" style:font-name="DM Mono" fo:font-size="9.75pt" officeooo:rsid="0014ae66" loext:padding-left="0cm" loext:padding-right="0cm" loext:padding-top="0.049cm" loext:padding-bottom="0.049cm" loext:border-left="none" loext:border-right="none" loext:border-top="0.74pt solid #1a1c1e" loext:border-bottom="0.74pt solid #1a1c1e"/>
    </style:style>
    <style:style style:name="P2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DM Mono" fo:font-size="9.75pt" officeooo:rsid="0014ae66" loext:padding-left="0cm" loext:padding-right="0cm" loext:padding-top="0.049cm" loext:padding-bottom="0.049cm" loext:border-left="none" loext:border-right="none" loext:border-top="0.74pt solid #1a1c1e" loext:border-bottom="0.74pt solid #1a1c1e"/>
    </style:style>
    <style:style style:name="P27"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DM Mono" fo:font-size="9.75pt" officeooo:rsid="0014ae66" loext:padding-left="0cm" loext:padding-right="0cm" loext:padding-top="0.049cm" loext:padding-bottom="0.049cm" loext:border-left="none" loext:border-right="none" loext:border-top="0.74pt solid #1a1c1e" loext:border-bottom="0.74pt solid #1a1c1e"/>
    </style:style>
    <style:style style:name="T1" style:family="text">
      <style:text-properties fo:font-variant="normal" fo:text-transform="none" fo:color="#e2e2e5" loext:opacity="100%" fo:letter-spacing="normal" officeooo:rsid="0014ae66" loext:padding-left="0cm" loext:padding-right="0cm" loext:padding-top="0.049cm" loext:padding-bottom="0.049cm" loext:border-left="none" loext:border-right="none" loext:border-top="0.74pt solid #1a1c1e" loext:border-bottom="0.74pt solid #1a1c1e"/>
    </style:style>
    <style:style style:name="T2" style:family="text">
      <style:text-properties fo:font-variant="normal" fo:text-transform="none" fo:color="#e2e2e5" loext:opacity="100%" fo:letter-spacing="normal" loext:padding-left="0cm" loext:padding-right="0cm" loext:padding-top="0.049cm" loext:padding-bottom="0.049cm" loext:border-left="none" loext:border-right="none" loext:border-top="0.74pt solid #1a1c1e" loext:border-bottom="0.74pt solid #1a1c1e"/>
    </style:style>
    <style:style style:name="T3" style:family="text">
      <style:text-properties fo:font-variant="normal" fo:text-transform="none" fo:color="#e2e2e5" loext:opacity="100%" style:font-name="DM Mono" fo:font-size="9.75pt" fo:letter-spacing="normal" fo:font-style="normal" fo:font-weight="normal" officeooo:rsid="0014ae66" loext:padding-left="0cm" loext:padding-right="0cm" loext:padding-top="0.049cm" loext:padding-bottom="0.049cm" loext:border-left="none" loext:border-right="none" loext:border-top="0.74pt solid #1a1c1e" loext:border-bottom="0.74pt solid #1a1c1e"/>
    </style:style>
    <style:style style:name="T4" style:family="text">
      <style:text-properties fo:font-variant="normal" fo:text-transform="none" fo:color="#e2e2e5" loext:opacity="100%" style:font-name="Google Sans Text" fo:font-size="10.5pt" fo:letter-spacing="normal" fo:font-style="normal" fo:font-weight="normal" officeooo:rsid="0014ae66" loext:padding-left="0cm" loext:padding-right="0cm" loext:padding-top="0.049cm" loext:padding-bottom="0.049cm" loext:border-left="none" loext:border-right="none" loext:border-top="0.74pt solid #1a1c1e" loext:border-bottom="0.74pt solid #1a1c1e"/>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style:font-name="Google Sans Text" fo:font-size="10.5pt" fo:letter-spacing="normal" fo:font-style="normal" fo:font-weight="normal"/>
    </style:style>
    <style:style style:name="T7" style:family="text">
      <style:text-properties style:font-name="DM Mono" fo:font-size="9.75pt"/>
    </style:style>
    <style:style style:name="T8" style:family="text">
      <style:text-properties fo:font-variant="normal" fo:text-transform="none" fo:color="#768390" loext:opacity="100%" fo:font-family="monospace" fo:letter-spacing="normal" fo:font-style="normal" fo:font-weight="normal"/>
    </style:style>
    <style:style style:name="T9" style:family="text">
      <style:text-properties fo:font-variant="normal" fo:text-transform="none" fo:font-family="monospace" fo:letter-spacing="normal" fo:font-style="normal" fo:font-weight="normal"/>
    </style:style>
    <style:style style:name="T10" style:family="text">
      <style:text-properties fo:font-variant="normal" fo:text-transform="none" fo:color="#f69d50" loext:opacity="100%" fo:font-family="monospace" fo:letter-spacing="normal" fo:font-style="normal" fo:font-weight="normal"/>
    </style:style>
    <style:style style:name="T11" style:family="text">
      <style:text-properties fo:font-variant="normal" fo:text-transform="none" fo:color="#96d0ff" loext:opacity="100%" fo:font-family="monospace" fo:letter-spacing="normal" fo:font-style="normal" fo:font-weight="normal"/>
    </style:style>
    <style:style style:name="T12" style:family="text">
      <style:text-properties fo:font-size="10pt" style:font-size-asian="10pt" style:font-size-complex="10pt"/>
    </style:style>
    <style:style style:name="T13" style:family="text">
      <style:text-properties fo:font-variant="normal" fo:text-transform="none" fo:color="#e2e2e5" loext:opacity="100%" style:font-name="Google Sans" fo:font-size="16.5pt" fo:letter-spacing="normal" fo:font-style="normal" fo:font-weight="normal" officeooo:rsid="0014ae66" loext:padding-left="0cm" loext:padding-right="0cm" loext:padding-top="0.049cm" loext:padding-bottom="0.049cm" loext:border-left="none" loext:border-right="none" loext:border-top="0.74pt solid #1a1c1e" loext:border-bottom="0.74pt solid #1a1c1e"/>
    </style:style>
    <style:style style:name="T14" style:family="text">
      <style:text-properties fo:font-variant="normal" fo:text-transform="none" fo:color="#87a9ff" loext:opacity="100%" style:text-line-through-style="none" style:text-line-through-type="none" style:font-name="Google Sans Text" fo:font-size="10.5pt" fo:letter-spacing="normal" fo:font-style="normal" style:text-underline-style="none" fo:font-weight="bold" style:text-blinking="false"/>
    </style:style>
    <style:style style:name="T15" style:family="text">
      <style:text-properties style:font-name="Google Sans Text" fo:font-size="9.75pt" fo:letter-spacing="normal" fo:font-weight="normal" loext:padding="0cm" loext:border="none"/>
    </style:style>
    <style:style style:name="T16" style:family="text">
      <style:text-properties fo:color="#8ddb8c" loext:opacity="100%" style:font-name="Google Sans Text" fo:font-size="9.75pt" fo:letter-spacing="normal" fo:font-weight="normal" loext:padding="0cm" loext:border="none"/>
    </style:style>
    <style:style style:name="T17" style:family="text">
      <style:text-properties fo:color="#6cb6ff" loext:opacity="100%" style:font-name="Google Sans Text" fo:font-size="9.75pt" fo:letter-spacing="normal" fo:font-weight="normal" loext:padding="0cm" loext:border="none"/>
    </style:style>
    <style:style style:name="T18" style:family="text">
      <style:text-properties fo:color="#96d0ff" loext:opacity="100%" style:font-name="Google Sans Text" fo:font-size="9.75pt" fo:letter-spacing="normal" fo:font-weight="normal" loext:padding="0cm" loext:border="none"/>
    </style:style>
    <style:style style:name="T19" style:family="text">
      <style:text-properties fo:letter-spacing="normal" fo:font-weight="normal" loext:padding="0cm" loext:border="none"/>
    </style:style>
    <style:style style:name="T20" style:family="text">
      <style:text-properties fo:color="#87a9ff" loext:opacity="100%" style:text-line-through-style="none" style:text-line-through-type="none" fo:letter-spacing="normal" style:text-underline-style="none" fo:font-weight="bold" style:text-blinking="false" loext:padding="0cm" loext:border="none"/>
    </style:style>
    <style:style style:name="T21" style:family="text">
      <style:text-properties fo:color="#768390" loext:opacity="100%" style:font-name="Google Sans Text" fo:font-size="9.75pt" fo:letter-spacing="normal" fo:font-weight="normal" loext:padding="0cm" loext:border="none"/>
    </style:style>
    <style:style style:name="T22" style:family="text">
      <style:text-properties style:font-name="Google Sans Text" fo:letter-spacing="normal" fo:font-weight="normal" loext:padding="0cm" loext:border="none"/>
    </style:style>
    <style:style style:name="T23" style:family="text">
      <style:text-properties fo:color="#8ddb8c" loext:opacity="100%" style:font-name="Google Sans Text" fo:letter-spacing="normal" fo:font-weight="normal" loext:padding="0cm" loext:border="none"/>
    </style:style>
    <style:style style:name="T24" style:family="text">
      <style:text-properties fo:color="#6cb6ff" loext:opacity="100%" style:font-name="Google Sans Text" fo:letter-spacing="normal" fo:font-weight="normal" loext:padding="0cm" loext:border="none"/>
    </style:style>
    <style:style style:name="T25" style:family="text">
      <style:text-properties fo:color="#96d0ff" loext:opacity="100%" style:font-name="Google Sans Text" fo:letter-spacing="normal" fo:font-weight="normal" loext:padding="0cm" loext:border="none"/>
    </style:style>
    <style:style style:name="T26" style:family="text">
      <style:text-properties style:font-name="Google Sans Text" fo:font-size="10.5pt" fo:letter-spacing="normal" fo:font-weight="normal" loext:padding="0cm" loext:border="none"/>
    </style:style>
    <style:style style:name="T27" style:family="text">
      <style:text-properties fo:color="#87a9ff" loext:opacity="100%" style:text-line-through-style="none" style:text-line-through-type="none" style:font-name="Google Sans Text" fo:font-size="10.5pt" fo:letter-spacing="normal" style:text-underline-style="none" fo:font-weight="bold" style:text-blinking="false" loext:padding="0cm" loext:border="none"/>
    </style:style>
    <style:style style:name="T28" style:family="text">
      <style:text-properties fo:color="#768390" loext:opacity="100%" style:font-name="Google Sans Text" fo:letter-spacing="normal" fo:font-weight="normal"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text:span text:style-name="T1">Après modification pour SEO</text:span></text:span><text:span text:style-name="Strong_20_Emphasis"><text:span text:style-name="T2"> </text:span></text:span></text:p>
      <text:p text:style-name="P1"><text:span text:style-name="Strong_20_Emphasis"><text:span text:style-name="T1"/></text:span></text:p>
      <text:h text:style-name="Heading_20_1" text:outline-level="1"><text:span text:style-name="Strong_20_Emphasis">PB problème css et main.js </text:span></text:h>
      <text:p text:style-name="P2"><text:span text:style-name="Strong_20_Emphasis"><text:span text:style-name="T3"/></text:span></text:p>
      <text:p text:style-name="P1"><text:span text:style-name="Strong_20_Emphasis"><text:span text:style-name="T3">Après modification du fichier httpd-vhost.conf</text:span></text:span></text:p>
      <text:p text:style-name="P1"><text:span text:style-name="Strong_20_Emphasis"><text:span text:style-name="T3"/></text:span></text:p>
      <text:p text:style-name="P1"><text:span text:style-name="Strong_20_Emphasis"><text:span text:style-name="T3"><text:s text:c="4"/># Header de sécurité (recommandé) # Activer HSTS pour SEO<text:line-break/> <text:s text:c="3"/>Header always set Strict-Transport-Security "max-age=63072000; includeSubDomains"<text:line-break/><text:tab/>&lt;IfModule mod_headers.c&gt;<text:line-break/></text:span></text:span><text:span text:style-name="Strong_20_Emphasis"><text:tab/><text:tab/>Header set Content-Security-Policy "default-src 'self'; script-src 'self' https://trusted.cdn.com; style-src 'self' https://trusted.cdn.com;"</text:span><text:span text:style-name="Strong_20_Emphasis"><text:span text:style-name="T3"><text:line-break/><text:tab/><text:tab/>Header set X-Frame-Options "SAMEORIGIN"<text:line-break/><text:tab/><text:tab/>Header set X-Content-Type-Options "nosniff"<text:line-break/><text:tab/><text:tab/>Header set Referrer-Policy "no-referrer-when-downgrade"<text:line-break/><text:tab/><text:tab/>Header set Permissions-Policy "geolocation=(self), microphone=()"<text:line-break/><text:tab/>&lt;/IfModule&gt;</text:span></text:span></text:p>
      <text:p text:style-name="P1"><text:span text:style-name="Strong_20_Emphasis"><text:span text:style-name="T3"/></text:span></text:p>
      <text:p text:style-name="P3"><text:span text:style-name="Strong_20_Emphasis"><text:span text:style-name="T4">Décortiquons ce que vous dites au navigateur :</text:span></text:span></text:p>
      <text:list text:style-name="L1">
        <text:list-item>
          <text:p text:style-name="P4"><text:span text:style-name="Strong_20_Emphasis"><text:span text:style-name="T5">default-src 'self';</text:span></text:span><text:span text:style-name="T6"> : "Par défaut, pour tout (images, polices, etc.), n'autorise que les ressources qui viennent de mon propre domaine (</text:span><text:span text:style-name="T5">www.funigo.fr</text:span><text:span text:style-name="T6">)."</text:span></text:p>
        </text:list-item>
        <text:list-item>
          <text:p text:style-name="P4"><text:span text:style-name="Strong_20_Emphasis"><text:span text:style-name="T5">script-src 'self' https://trusted.cdn.com;</text:span></text:span><text:span text:style-name="T6"> : "Pour les scripts JavaScript, n'autorise que ceux de mon domaine (</text:span><text:span text:style-name="T5">/js/main.js</text:span><text:span text:style-name="T6">) ET ceux qui viennent de </text:span><text:span text:style-name="T5">https://trusted.cdn.com</text:span><text:span text:style-name="T6">."</text:span></text:p>
        </text:list-item>
        <text:list-item>
          <text:p text:style-name="P4"><text:span text:style-name="Strong_20_Emphasis"><text:span text:style-name="T5">style-src 'self' https://trusted.cdn.com;</text:span></text:span><text:span text:style-name="T6"> : "Pour les feuilles de style CSS, n'autorise que celles de mon domaine (</text:span><text:span text:style-name="T5">/css/style.css</text:span><text:span text:style-name="T6">) ET celles qui viennent de </text:span><text:span text:style-name="T5">https://trusted.cdn.com</text:span><text:span text:style-name="T6">."</text:span></text:p>
        </text:list-item>
      </text:list>
      <text:p text:style-name="P5"><text:span text:style-name="Strong_20_Emphasis"><text:span text:style-name="T6">Le problème est là :</text:span></text:span></text:p>
      <text:p text:style-name="P5"><text:span text:style-name="Strong_20_Emphasis"><text:span text:style-name="T6">Le problème est là :<text:line-break/>Votre carrousel Swiper.js utilise des fichiers qui viennent de </text:span></text:span><text:span text:style-name="Strong_20_Emphasis"><text:span text:style-name="T5">https://cdn.jsdelivr.net</text:span></text:span><text:span text:style-name="Strong_20_Emphasis"><text:span text:style-name="T6">. Or, ce domaine n'est pas dans votre liste blanche (</text:span></text:span><text:span text:style-name="Strong_20_Emphasis"><text:span text:style-name="T5">https://trusted.cdn.com</text:span></text:span><text:span text:style-name="Strong_20_Emphasis"><text:span text:style-name="T6">). Le navigateur, pour vous protéger, bloque le chargement de </text:span></text:span><text:span text:style-name="Strong_20_Emphasis"><text:span text:style-name="T5">swiper-bundle.min.js</text:span></text:span><text:span text:style-name="Strong_20_Emphasis"><text:span text:style-name="T6"> et </text:span></text:span><text:span text:style-name="Strong_20_Emphasis"><text:span text:style-name="T5">swiper-bundle.min.css</text:span></text:span><text:span text:style-name="Strong_20_Emphasis"><text:span text:style-name="T6">. Sans ces fichiers, le carrousel ne peut pas fonctionner.</text:span></text:span></text:p>
      <text:p text:style-name="P6">De plus, vos API météo et de devises sont probablement bloquées aussi car elles viennent de <text:span text:style-name="T7">api.open-meteo.com</text:span> et <text:span text:style-name="T7">api.exchangerate-api.com</text:span>, qui ne sont pas non plus autorisées.</text:p>
      <text:h text:style-name="P7" text:outline-level="3">La Solution : Mettre à jour votre Politique de Sécurité</text:h>
      <text:p text:style-name="P6">Nous devons mettre à jour votre CSP pour explicitement autoriser les domaines que vous utilisez.</text:p>
      <text:p text:style-name="P6"><text:soft-page-break/>Ouvrez votre fichier <text:span text:style-name="T7">httpd-vhosts.conf</text:span> et trouvez la ligne de la <text:span text:style-name="T7">Content-Security-Policy</text:span>.</text:p>
      <text:p text:style-name="P5"><text:span text:style-name="Strong_20_Emphasis"><text:span text:style-name="T8"># Politique de sécurité du contenu (CSP)</text:span></text:span><text:span text:style-name="Strong_20_Emphasis"><text:span text:style-name="T6"> </text:span></text:span><text:span text:style-name="Strong_20_Emphasis"><text:span text:style-name="T9">Header </text:span></text:span><text:span text:style-name="Strong_20_Emphasis"><text:span text:style-name="T10">set</text:span></text:span><text:span text:style-name="Strong_20_Emphasis"><text:span text:style-name="T6"> </text:span></text:span><text:span text:style-name="Strong_20_Emphasis"><text:span text:style-name="T9">Content-Security-Policy </text:span></text:span><text:span text:style-name="Strong_20_Emphasis"><text:span text:style-name="T11">"default-src 'self'; \ script-src 'self' https://cdn.jsdelivr.net; \ style-src 'self' https://cdn.jsdelivr.net 'unsafe-inline'; \ connect-src 'self' https://api.open-meteo.com https://api.exchangerate-api.com; \ img-src 'self' data:; \ font-src 'self' data:;"</text:span></text:span><text:span text:style-name="Strong_20_Emphasis"><text:span text:style-name="T6"> </text:span></text:span></text:p>
      <text:h text:style-name="Heading_20_3" text:outline-level="3"><text:span text:style-name="Strong_20_Emphasis"><text:span text:style-name="T12">Explication de la nouvelle politique (plus détaillée) :</text:span></text:span></text:h>
      <text:list text:style-name="L2">
        <text:list-item>
          <text:p text:style-name="P8"><text:span text:style-name="Strong_20_Emphasis"><text:span text:style-name="T5">default-src 'self';</text:span></text:span><text:span text:style-name="T6"> : Reste pareil. La base est d'autoriser son propre domaine.</text:span></text:p>
        </text:list-item>
        <text:list-item>
          <text:p text:style-name="P8"><text:span text:style-name="Strong_20_Emphasis"><text:span text:style-name="T5">script-src 'self' https://cdn.jsdelivr.net;</text:span></text:span><text:span text:style-name="T6"> :</text:span></text:p>
          <text:list>
            <text:list-item>
              <text:p text:style-name="P9"><text:span text:style-name="T7">'self'</text:span> : Autorise <text:span text:style-name="T7">/js/main.js</text:span>.</text:p>
            </text:list-item>
            <text:list-item>
              <text:p text:style-name="P8"><text:span text:style-name="T5">https://cdn.jsdelivr.net</text:span><text:span text:style-name="T6"> : </text:span><text:span text:style-name="Strong_20_Emphasis"><text:span text:style-name="T6">AUTORISE</text:span></text:span><text:span text:style-name="T6"> le chargement de Swiper.js.</text:span></text:p>
            </text:list-item>
          </text:list>
        </text:list-item>
        <text:list-item>
          <text:p text:style-name="P8"><text:span text:style-name="Strong_20_Emphasis"><text:span text:style-name="T5">style-src 'self' https://cdn.jsdelivr.net 'unsafe-inline';</text:span></text:span><text:span text:style-name="T6"> :</text:span></text:p>
          <text:list>
            <text:list-item>
              <text:p text:style-name="P9"><text:span text:style-name="T7">'self'</text:span> : Autorise <text:span text:style-name="T7">/css/style.css</text:span>.</text:p>
            </text:list-item>
            <text:list-item>
              <text:p text:style-name="P8"><text:span text:style-name="T5">https://cdn.jsdelivr.net</text:span><text:span text:style-name="T6"> : </text:span><text:span text:style-name="Strong_20_Emphasis"><text:span text:style-name="T6">AUTORISE</text:span></text:span><text:span text:style-name="T6"> le chargement du CSS de Swiper.</text:span></text:p>
            </text:list-item>
            <text:list-item>
              <text:p text:style-name="P8"><text:span text:style-name="T5">'unsafe-inline'</text:span><text:span text:style-name="T6"> : C'est </text:span><text:span text:style-name="Strong_20_Emphasis"><text:span text:style-name="T6">important</text:span></text:span><text:span text:style-name="T6">. Si vous avez du style directement dans vos fichiers HTML (ex: </text:span><text:span text:style-name="T5">&lt;div style="display: none;"&gt;</text:span><text:span text:style-name="T6">), cette directive est nécessaire. C'est une bonne pratique de l'éviter, mais pour l'instant, laissons-la pour ne rien casser.</text:span></text:p>
            </text:list-item>
          </text:list>
        </text:list-item>
        <text:list-item>
          <text:p text:style-name="P8"><text:span text:style-name="Strong_20_Emphasis"><text:span text:style-name="T5">connect-src 'self' https://api.open-meteo.com https://api.exchangerate-api.com;</text:span></text:span><text:span text:style-name="T6"> :</text:span></text:p>
          <text:list>
            <text:list-item>
              <text:p text:style-name="P9"><text:span text:style-name="T7">'self'</text:span> : Autorise les requêtes (fetch) vers votre propre serveur.</text:p>
            </text:list-item>
            <text:list-item>
              <text:p text:style-name="P8"><text:span text:style-name="T5">https://api.open-meteo.com</text:span><text:span text:style-name="T6"> : </text:span><text:span text:style-name="Strong_20_Emphasis"><text:span text:style-name="T6">AUTORISE</text:span></text:span><text:span text:style-name="T6"> les appels à l'API météo.</text:span></text:p>
            </text:list-item>
            <text:list-item>
              <text:p text:style-name="P8"><text:span text:style-name="T5">https://api.exchangerate-api.com</text:span><text:span text:style-name="T6"> : </text:span><text:span text:style-name="Strong_20_Emphasis"><text:span text:style-name="T6">AUTORISE</text:span></text:span><text:span text:style-name="T6"> les appels à l'API de devises.</text:span></text:p>
            </text:list-item>
          </text:list>
        </text:list-item>
        <text:list-item>
          <text:p text:style-name="P8"><text:span text:style-name="Strong_20_Emphasis"><text:span text:style-name="T5">img-src 'self' data:;</text:span></text:span><text:span text:style-name="T6"> : Autorise les images de votre domaine (</text:span><text:span text:style-name="T5">/images/...</text:span><text:span text:style-name="T6">) et les images encodées en </text:span><text:span text:style-name="T5">data:</text:span><text:span text:style-name="T6"> (parfois utilisées par des bibliothèques).</text:span></text:p>
        </text:list-item>
        <text:list-item>
          <text:p text:style-name="P8"><text:span text:style-name="Strong_20_Emphasis"><text:span text:style-name="T5">font-src 'self' data:;</text:span></text:span><text:span text:style-name="T6"> : Pareil pour les polices de caractères.</text:span></text:p>
        </text:list-item>
      </text:list>
      <text:p text:style-name="P5"><text:span text:style-name="Strong_20_Emphasis"><text:span text:style-name="T6">Action à faire :</text:span></text:span></text:p>
      <text:list text:style-name="L3">
        <text:list-item>
          <text:p text:style-name="P10">Ouvrez votre fichier <text:span text:style-name="T7">httpd-vhosts.conf</text:span>.</text:p>
        </text:list-item>
        <text:list-item>
          <text:p text:style-name="P10">Remplacez votre ancienne ligne <text:span text:style-name="T7">Header set Content-Security-Policy ...</text:span> par la nouvelle, plus complète.</text:p>
        </text:list-item>
        <text:list-item>
          <text:p text:style-name="P11"><text:span text:style-name="Strong_20_Emphasis"><text:span text:style-name="T6">Redémarrez votre serveur Apache</text:span></text:span><text:span text:style-name="T6"> pour que les changements dans le </text:span><text:span text:style-name="T5">vhost</text:span><text:span text:style-name="T6"> soient pris en compte.</text:span></text:p>
        </text:list-item>
        <text:list-item>
          <text:p text:style-name="P10">Videz le cache de votre navigateur (Ctrl+F5 ou Cmd+Shift+R) et rechargez la page d'accueil de Funigo.</text:p>
        </text:list-item>
      </text:list>
      <text:p text:style-name="P12">Le navigateur devrait maintenant avoir la permission de charger tous les scripts et styles externes, et votre page d'accueil devrait s'afficher à nouveau parfaitement, avec le carrousel et les données des APIs.</text:p>
      <text:p text:style-name="P1"><text:span text:style-name="Strong_20_Emphasis"><text:span text:style-name="T3"/></text:span></text:p>
      <text:h text:style-name="P13" text:outline-level="2"><text:span text:style-name="Strong_20_Emphasis">Pourquoi télécharger les bibliothèques en local ?</text:span></text:h>
      <text:h text:style-name="Heading_20_3" text:outline-level="3"><text:span text:style-name="Strong_20_Emphasis">Avantages :</text:span></text:h>
      <text:list text:style-name="L4">
        <text:list-item>
          <text:p text:style-name="P14"><text:span text:style-name="Strong_20_Emphasis"><text:span text:style-name="T6">Indépendance et Fiabilité :</text:span></text:span><text:span text:style-name="T6"> Vous ne dépendez plus du serveur de cdn.jsdelivr.net. S'il tombe en panne (ce qui est rare, mais possible), votre site continue de fonctionner parfaitement. Vous avez un contrôle total.</text:span></text:p>
        </text:list-item>
        <text:list-item>
          <text:p text:style-name="P14"><text:span text:style-name="Strong_20_Emphasis"><text:span text:style-name="T6">Performance Potentielle (HTTP/2) :</text:span></text:span><text:span text:style-name="T6"> Si votre serveur est bien configuré avec HTTP/2 ou HTTP/3, le navigateur peut charger tous vos fichiers (votre CSS, votre JS, et la bibliothèque) via une seule connexion optimisée, ce qui peut parfois être plus rapide que d'ouvrir une nouvelle connexion vers un autre domaine.</text:span></text:p>
        </text:list-item>
        <text:list-item>
          <text:p text:style-name="P14"><text:span text:style-name="Strong_20_Emphasis"><text:span text:style-name="T6">Simplicité de la Politique de Sécurité (CSP) :</text:span></text:span><text:span text:style-name="T6"> Comme tous les fichiers viendront de votre propre domaine, votre </text:span><text:span text:style-name="T5">Content-Security-Policy</text:span><text:span text:style-name="T6"> peut devenir beaucoup plus simple. Vous n'aurez plus besoin de lister </text:span><text:span text:style-name="T5">https://cdn.jsdelivr.net</text:span><text:span text:style-name="T6"> dans vos directives </text:span><text:span text:style-name="T5">script-src</text:span><text:span text:style-name="T6"> et </text:span><text:span text:style-name="T5">style-src</text:span><text:span text:style-name="T6">.</text:span></text:p>
        </text:list-item>
      </text:list>
      <text:h text:style-name="Heading_20_3" text:outline-level="3"><text:span text:style-name="Strong_20_Emphasis">Inconvénients :</text:span></text:h>
      <text:list text:style-name="L5">
        <text:list-item>
          <text:p text:style-name="P15"><text:span text:style-name="Strong_20_Emphasis"><text:span text:style-name="T6">Mises à jour manuelles :</text:span></text:span><text:span text:style-name="T6"> C'est le plus gros point faible. Quand une nouvelle version de Swiper.js sort (avec des corrections de bugs ou de nouvelles fonctionnalités), vous devrez la télécharger et remplacer les anciens fichiers manuellement. Un CDN met à jour les versions pour vous (si vous utilisez un lien générique).</text:span></text:p>
        </text:list-item>
        <text:list-item>
          <text:p text:style-name="P15"><text:span text:style-name="Strong_20_Emphasis"><text:span text:style-name="T6">Pas de "Cache Partagé" :</text:span></text:span><text:span text:style-name="T6"> Si un utilisateur a déjà visité un autre site qui utilise exactement la même version de Swiper.js depuis le même CDN, le fichier est déjà dans le cache de son navigateur et se charge instantanément. En hébergeant le fichier vous-même, l'utilisateur devra forcément le télécharger depuis votre serveur la première fois.</text:span></text:p>
        </text:list-item>
      </text:list>
      <text:p text:style-name="P6">Pour un projet comme le vôtre, les avantages en termes de contrôle et de simplicité de la CSP l'emportent souvent sur les inconvénients.</text:p>
      <text:h text:style-name="P16" text:outline-level="3"><text:span text:style-name="Strong_20_Emphasis"><text:span text:style-name="T13">Comment faire : Le guide en 3 étapes</text:span></text:span></text:h>
      <text:h text:style-name="P17" text:outline-level="4">Étape 1 : Télécharger les fichiers</text:h>
      <text:list text:style-name="L6">
        <text:list-item>
          <text:p text:style-name="P18"><text:span text:style-name="T6">Allez sur le lien du bundle Swiper : </text:span><text:a xlink:type="simple" xlink:href="https://www.google.com/url?sa=E&amp;q=https%3A%2F%2Fcdn.jsdelivr.net%2Fnpm%2Fswiper%4011%2Fswiper-bundle.min.js" office:target-frame-name="_blank" xlink:show="new" text:style-name="Internet_20_link" text:visited-style-name="Visited_20_Internet_20_Link"><text:span text:style-name="T14">https://cdn.jsdelivr.net/npm/swiper@11/swiper-bundle.min.js</text:span></text:a></text:p>
          <text:list>
            <text:list-item>
              <text:p text:style-name="P19">Faites un clic droit sur la page et "Enregistrer sous...".</text:p>
            </text:list-item>
            <text:list-item>
              <text:p text:style-name="P19">Enregistrez ce fichier sous le nom <text:span text:style-name="T7">swiper-bundle.min.js</text:span>.</text:p>
            </text:list-item>
          </text:list>
        </text:list-item>
        <text:list-item>
          <text:p text:style-name="P18"><text:span text:style-name="T6">Allez sur le lien du CSS Swiper : </text:span><text:a xlink:type="simple" xlink:href="https://www.google.com/url?sa=E&amp;q=https%3A%2F%2Fcdn.jsdelivr.net%2Fnpm%2Fswiper%4011%2Fswiper-bundle.min.css" office:target-frame-name="_blank" xlink:show="new" text:style-name="Internet_20_link" text:visited-style-name="Visited_20_Internet_20_Link"><text:span text:style-name="T14">https://cdn.jsdelivr.net/npm/swiper@11/swiper-bundle.min.css</text:span></text:a></text:p>
          <text:list>
            <text:list-item>
              <text:p text:style-name="P19">Faites un clic droit sur la page et "Enregistrer sous...".</text:p>
            </text:list-item>
            <text:list-item>
              <text:p text:style-name="P19">Enregistrez ce fichier sous le nom <text:span text:style-name="T7">swiper-bundle.min.css</text:span>.</text:p>
            </text:list-item>
          </text:list>
        </text:list-item>
      </text:list>
      <text:h text:style-name="P17" text:outline-level="4">Étape 2 : Placer les fichiers dans votre projet</text:h>
      <text:p text:style-name="P6">Placez les fichiers que vous venez de télécharger dans les dossiers appropriés de votre projet, à l'intérieur de <text:span text:style-name="T7">public/</text:span>.</text:p>
      <text:list text:style-name="L7">
        <text:list-item>
          <text:p text:style-name="P20"><text:soft-page-break/>Déplacez <text:span text:style-name="T7">swiper-bundle.min.js</text:span> dans votre dossier <text:span text:style-name="T7">public/js/</text:span>.</text:p>
        </text:list-item>
        <text:list-item>
          <text:p text:style-name="P20">Déplacez <text:span text:style-name="T7">swiper-bundle.min.css</text:span> dans votre dossier <text:span text:style-name="T7">public/css/</text:span>.</text:p>
        </text:list-item>
      </text:list>
      <text:p text:style-name="P21"/>
      <text:p text:style-name="P21">Ouvrez votre fichier <text:span text:style-name="T7">views/partials/header.ejs</text:span>.</text:p>
      <text:p text:style-name="P22"><text:span text:style-name="Strong_20_Emphasis"><text:span text:style-name="T5">Changez cette ligne :</text:span></text:span></text:p>
      <text:p text:style-name="P23">Generated html</text:p>
      <text:section text:style-name="Sect1" text:name="cdk-accordion-child-159">
        <text:p text:style-name="P24"><text:span text:style-name="Source_20_Text"><text:span text:style-name="T15">&lt;</text:span></text:span><text:span text:style-name="Source_20_Text"><text:span text:style-name="T16">link</text:span></text:span><text:span text:style-name="Source_20_Text"><text:span text:style-name="T15"> </text:span></text:span><text:span text:style-name="Source_20_Text"><text:span text:style-name="T17">rel</text:span></text:span><text:span text:style-name="Source_20_Text"><text:span text:style-name="T15">=</text:span></text:span><text:span text:style-name="Source_20_Text"><text:span text:style-name="T18">"stylesheet"</text:span></text:span><text:span text:style-name="Source_20_Text"><text:span text:style-name="T15"> </text:span></text:span><text:span text:style-name="Source_20_Text"><text:span text:style-name="T17">href</text:span></text:span><text:span text:style-name="Source_20_Text"><text:span text:style-name="T15">=</text:span></text:span><text:span text:style-name="Source_20_Text"><text:span text:style-name="T18">"https://cdn.jsdelivr.net/npm/swiper@11/swiper-bundle.min.css"</text:span></text:span><text:span text:style-name="Source_20_Text"><text:span text:style-name="T15">/&gt;</text:span></text:span></text:p>
        <text:p text:style-name="P23"><text:span text:style-name="T19">Use code </text:span><text:a xlink:type="simple" xlink:href="https://support.google.com/legal/answer/13505487" office:target-frame-name="_blank" xlink:show="new" text:style-name="Internet_20_link" text:visited-style-name="Visited_20_Internet_20_Link"><text:span text:style-name="T20">with caution</text:span></text:a><text:span text:style-name="T19">.Html</text:span></text:p>
      </text:section>
      <text:p text:style-name="P22"><text:span text:style-name="Strong_20_Emphasis"><text:span text:style-name="T5">Par ce lien local :</text:span></text:span></text:p>
      <text:p text:style-name="P23">Generated html</text:p>
      <text:section text:style-name="Sect1" text:name="cdk-accordion-child-160">
        <text:p text:style-name="P24"><text:span text:style-name="Source_20_Text"><text:span text:style-name="T21">&lt;!-- Swiper.js en local --&gt;</text:span></text:span></text:p>
        <text:p text:style-name="P24"><text:span text:style-name="Source_20_Text"><text:span text:style-name="T15">&lt;</text:span></text:span><text:span text:style-name="Source_20_Text"><text:span text:style-name="T16">link</text:span></text:span><text:span text:style-name="Source_20_Text"><text:span text:style-name="T15"> </text:span></text:span><text:span text:style-name="Source_20_Text"><text:span text:style-name="T17">rel</text:span></text:span><text:span text:style-name="Source_20_Text"><text:span text:style-name="T15">=</text:span></text:span><text:span text:style-name="Source_20_Text"><text:span text:style-name="T18">"stylesheet"</text:span></text:span><text:span text:style-name="Source_20_Text"><text:span text:style-name="T15"> </text:span></text:span><text:span text:style-name="Source_20_Text"><text:span text:style-name="T17">href</text:span></text:span><text:span text:style-name="Source_20_Text"><text:span text:style-name="T15">=</text:span></text:span><text:span text:style-name="Source_20_Text"><text:span text:style-name="T18">"/css/swiper-bundle.min.css"</text:span></text:span><text:span text:style-name="Source_20_Text"><text:span text:style-name="T15">/&gt;</text:span></text:span></text:p>
      </text:section>
      <text:p text:style-name="P21"/>
      <text:p text:style-name="P3"><text:span text:style-name="Strong_20_Emphasis"><text:span text:style-name="T4">Ensuite, ouvrez votre fichier </text:span></text:span><text:span text:style-name="Strong_20_Emphasis"><text:span text:style-name="T3">views/partials/footer.ejs</text:span></text:span><text:span text:style-name="Strong_20_Emphasis"><text:span text:style-name="T4">.</text:span></text:span></text:p>
      <text:p text:style-name="P5"><text:span text:style-name="Strong_20_Emphasis"><text:span text:style-name="T6">Changez cette ligne :</text:span></text:span></text:p>
      <text:p text:style-name="P25">Generated html</text:p>
      <text:section text:style-name="Sect1" text:name="cdk-accordion-child-161">
        <text:p text:style-name="P26"><text:span text:style-name="Source_20_Text"><text:span text:style-name="T22">&lt;</text:span></text:span><text:span text:style-name="Source_20_Text"><text:span text:style-name="T23">script</text:span></text:span><text:span text:style-name="Source_20_Text"><text:span text:style-name="T22"> </text:span></text:span><text:span text:style-name="Source_20_Text"><text:span text:style-name="T24">src</text:span></text:span><text:span text:style-name="Source_20_Text"><text:span text:style-name="T22">=</text:span></text:span><text:span text:style-name="Source_20_Text"><text:span text:style-name="T25">"https://cdn.jsdelivr.net/npm/swiper@11/swiper-bundle.min.js"</text:span></text:span><text:span text:style-name="Source_20_Text"><text:span text:style-name="T22">&gt;&lt;/</text:span></text:span><text:span text:style-name="Source_20_Text"><text:span text:style-name="T23">script</text:span></text:span><text:span text:style-name="Source_20_Text"><text:span text:style-name="T22">&gt;</text:span></text:span></text:p>
        <text:p text:style-name="P27"><text:span text:style-name="T26">Use code </text:span><text:a xlink:type="simple" xlink:href="https://support.google.com/legal/answer/13505487" office:target-frame-name="_blank" xlink:show="new" text:style-name="Internet_20_link" text:visited-style-name="Visited_20_Internet_20_Link"><text:span text:style-name="T27">with caution</text:span></text:a><text:span text:style-name="T26">.Html</text:span></text:p>
      </text:section>
      <text:p text:style-name="P5"><text:span text:style-name="Strong_20_Emphasis"><text:span text:style-name="T6">Par ce lien local :</text:span></text:span></text:p>
      <text:p text:style-name="P25">Generated html</text:p>
      <text:section text:style-name="Sect1" text:name="cdk-accordion-child-162">
        <text:p text:style-name="P26"><text:span text:style-name="Source_20_Text"><text:span text:style-name="T28">&lt;!-- Swiper.js en local --&gt;</text:span></text:span></text:p>
        <text:p text:style-name="P26"><text:span text:style-name="Source_20_Text"><text:span text:style-name="T22">&lt;</text:span></text:span><text:span text:style-name="Source_20_Text"><text:span text:style-name="T23">script</text:span></text:span><text:span text:style-name="Source_20_Text"><text:span text:style-name="T22"> </text:span></text:span><text:span text:style-name="Source_20_Text"><text:span text:style-name="T24">src</text:span></text:span><text:span text:style-name="Source_20_Text"><text:span text:style-name="T22">=</text:span></text:span><text:span text:style-name="Source_20_Text"><text:span text:style-name="T25">"/js/swiper-bundle.min.js"</text:span></text:span><text:span text:style-name="Source_20_Text"><text:span text:style-name="T22">&gt;&lt;/</text:span></text:span><text:span text:style-name="Source_20_Text"><text:span text:style-name="T23">script</text:span></text:span><text:span text:style-name="Source_20_Text"><text:span text:style-name="T22">&gt;</text:span></text:span></text:p>
      </text:section>
      <text:p text:style-name="P1"><text:span text:style-name="Strong_20_Emphasis"><text:span text:style-name="T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M Mono" svg:font-family="'DM Mono', monospace"/>
    <style:font-face style:name="Google Sans" svg:font-family="'Google Sans', 'Helvetica Neue', sans-serif"/>
    <style:font-face style:name="Google Sans Text"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SC" style:font-family-asian="'Noto Serif SC'"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SC" style:font-family-asian="'Noto Serif SC'"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1T12:10:19.569443000</meta:creation-date>
    <dc:date>2025-07-11T16:46:42.244113400</dc:date>
    <meta:editing-duration>PT4H4M1S</meta:editing-duration>
    <meta:editing-cycles>1</meta:editing-cycles>
    <meta:document-statistic meta:table-count="0" meta:image-count="0" meta:object-count="0" meta:page-count="4" meta:paragraph-count="75" meta:word-count="984" meta:character-count="7183" meta:non-whitespace-character-count="6287"/>
    <meta:generator>LibreOffice/25.2.4.3$Windows_x86 LibreOffice_project/33e196637044ead23f5c3226cde09b47731f7e27</meta:generator>
  </office:meta>
</office:document-meta>
</file>